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M3_20_Data_20_model">
      <style:graphic-properties fo:min-height="0cm" fo:min-width="0cm"/>
    </style:style>
    <style:style style:name="gr2" style:family="graphic" style:parent-style-name="M3_20_Algorithm_20_model">
      <style:graphic-properties fo:min-height="0cm" fo:min-width="0cm"/>
    </style:style>
    <style:style style:name="gr3" style:family="graphic" style:parent-style-name="M3_20_Data_20_model">
      <style:graphic-properties svg:stroke-color="#ff3333" fo:min-height="0cm" fo:min-width="0cm"/>
    </style:style>
    <style:style style:name="gr4" style:family="graphic" style:parent-style-name="M2_20_Data">
      <style:graphic-properties fo:min-height="0cm" fo:min-width="0cm"/>
    </style:style>
    <style:style style:name="gr5" style:family="graphic" style:parent-style-name="Relation">
      <style:graphic-properties fo:min-height="0cm" fo:min-width="0cm"/>
    </style:style>
    <style:style style:name="gr6" style:family="graphic" style:parent-style-name="M2_20_Datatype">
      <style:graphic-properties fo:min-height="0cm" fo:min-width="0cm"/>
    </style:style>
    <style:style style:name="gr7" style:family="graphic" style:parent-style-name="M2_20_Algorithm">
      <style:graphic-properties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55cm" svg:height="2.115cm" svg:x="25.859cm" svg:y="6.127cm">
          <text:p text:style-name="P1">Input</text:p>
          <text:p text:style-name="P1">To</text:p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59cm" svg:height="1.505cm" svg:x="20.555cm" svg:y="5.333cm">
          <text:p text:style-name="P1">Bayes</text:p>
          <text:p text:style-name="P1">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7cm" svg:height="1.505cm" svg:x="21.964cm" svg:y="3.348cm">
          <text:p text:style-name="P1">Senso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7cm" svg:height="2.115cm" svg:x="25.234cm" svg:y="2.743cm">
          <text:p text:style-name="P1">Sensor</text:p>
          <text:p text:style-name="P1">Data</text:p>
          <text:p text:style-name="P1">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39cm" svg:height="0.895cm" svg:x="3.983cm" svg:y="1.785cm">
          <text:p text:style-name="P1">Q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61cm" svg:height="2.115cm" svg:x="18.923cm" svg:y="1.225cm">
          <text:p text:style-name="P1">SetPoint</text:p>
          <text:p text:style-name="P1">State</text:p>
          <text:p text:style-name="P1">Di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561cm" svg:height="1.505cm" svg:x="1.947cm" svg:y="1.473cm">
          <text:p text:style-name="P1">Distance</text:p>
          <text:p text:style-name="P1">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31cm" svg:height="1.505cm" svg:x="7.511cm" svg:y="1.401cm">
          <text:p text:style-name="P1">Set-Point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842cm" svg:height="2.117cm" svg:x="12.07cm" svg:y="1.247cm">
          <text:p text:style-name="P1">Markov</text:p>
          <text:p text:style-name="P1">Process</text:p>
          <text:p text:style-name="P1">State 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9cm" svg:height="2.115cm" svg:x="1.569cm" svg:y="7.363cm">
          <text:p text:style-name="P1">Markov</text:p>
          <text:p text:style-name="P1">Process</text:p>
          <text:p text:style-name="P1">Set 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24cm" svg:height="1.505cm" svg:x="7.425cm" svg:y="4.465cm">
          <text:p text:style-name="P1">Trj generato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8cm" svg:height="1.505cm" svg:x="3.789cm" svg:y="5.478cm">
          <text:p text:style-name="P1">Monothonic</text:p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6cm" svg:height="1.505cm" svg:x="24.553cm" svg:y="8.227cm">
          <text:p text:style-name="P1">Feedback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55cm" svg:height="0.895cm" svg:x="20.856cm" svg:y="7.637cm"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5cm" svg:height="2.117cm" svg:x="22.572cm" svg:y="6.096cm">
          <text:p text:style-name="P1">Markov</text:p>
          <text:p text:style-name="P1">Process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1.866cm" svg:height="1.505cm" svg:x="12.558cm" svg:y="6.406cm">
          <text:p text:style-name="P1">Copter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1.878cm" svg:height="0.755cm" svg:x="10.103cm" svg:y="10.719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svg:x1="13.491cm" svg:y1="7.911cm" svg:x2="11.981cm" svg:y2="8.926cm" draw:start-shape="id1" draw:start-glue-point="8" draw:end-shape="id2" draw:end-glue-point="11" svg:d="M13491 7911v397h-1510v618" svg:viewBox="0 0 1511 1016">
          <text:p/>
        </draw:connector>
        <draw:custom-shape draw:style-name="gr5" draw:text-style-name="P1" xml:id="id3" draw:id="id3" draw:layer="layout" svg:width="2.589cm" svg:height="0.755cm" svg:x="12.197cm" svg:y="4.69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svg:x1="13.491cm" svg:y1="6.406cm" svg:x2="13.491cm" svg:y2="5.445cm" draw:start-shape="id1" draw:start-glue-point="4" draw:end-shape="id3" draw:end-glue-point="2" svg:d="M13491 6406v-961" svg:viewBox="0 0 1 962">
          <text:p/>
        </draw:connector>
        <draw:connector draw:style-name="Relation" draw:text-style-name="P1" draw:layer="layout" svg:x1="13.491cm" svg:y1="4.69cm" svg:x2="13.491cm" svg:y2="3.364cm" draw:start-shape="id3" draw:start-glue-point="0" draw:end-shape="id4" draw:end-glue-point="8" svg:d="M13491 4690v-1326" svg:viewBox="0 0 1 1327">
          <text:p/>
        </draw:connector>
        <draw:connector draw:style-name="Relation" draw:text-style-name="P1" draw:layer="layout" draw:type="line" svg:x1="11.042cm" svg:y1="11.474cm" svg:x2="6.144cm" svg:y2="12.506cm" draw:start-shape="id5" draw:start-glue-point="2" draw:end-shape="id6" draw:end-glue-point="4" svg:d="M11042 11474l-4898 1032" svg:viewBox="0 0 4899 1033">
          <text:p/>
        </draw:connector>
        <draw:custom-shape draw:style-name="gr4" draw:text-style-name="P1" xml:id="id8" draw:id="id8" draw:layer="layout" svg:width="1.745cm" svg:height="1.505cm" svg:x="9.272cm" svg:y="12.506cm">
          <text:p text:style-name="P1">Line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115cm" svg:height="1.505cm" svg:x="11.087cm" svg:y="12.506cm">
          <text:p text:style-name="P1">Angul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2.115cm" svg:height="1.505cm" svg:x="13.083cm" svg:y="12.506cm">
          <text:p text:style-name="P1">Angul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722cm" svg:height="1.505cm" svg:x="7.284cm" svg:y="12.506cm">
          <text:p text:style-name="P1">Live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1.745cm" svg:height="1.505cm" svg:x="5.272cm" svg:y="12.506cm">
          <text:p text:style-name="P1">Line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2.115cm" svg:height="1.505cm" svg:x="15.083cm" svg:y="12.506cm">
          <text:p text:style-name="P1">Angul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1.042cm" svg:y1="11.474cm" svg:x2="8.145cm" svg:y2="12.506cm" draw:start-shape="id5" draw:start-glue-point="2" draw:end-shape="id7" draw:end-glue-point="4" svg:d="M11042 11474l-2897 1032" svg:viewBox="0 0 2898 1033">
          <text:p/>
        </draw:connector>
        <draw:connector draw:style-name="Relation" draw:text-style-name="P1" draw:layer="layout" draw:type="line" svg:x1="11.042cm" svg:y1="11.474cm" svg:x2="10.144cm" svg:y2="12.506cm" draw:start-shape="id5" draw:start-glue-point="2" draw:end-shape="id8" draw:end-glue-point="4" svg:d="M11042 11474l-898 1032" svg:viewBox="0 0 899 1033">
          <text:p/>
        </draw:connector>
        <draw:connector draw:style-name="Relation" draw:text-style-name="P1" draw:layer="layout" draw:type="line" svg:x1="11.042cm" svg:y1="11.474cm" svg:x2="12.145cm" svg:y2="12.506cm" draw:start-shape="id5" draw:start-glue-point="2" draw:end-shape="id9" draw:end-glue-point="4" svg:d="M11042 11474l1103 1032" svg:viewBox="0 0 1104 1033">
          <text:p/>
        </draw:connector>
        <draw:connector draw:style-name="Relation" draw:text-style-name="P1" draw:layer="layout" draw:type="line" svg:x1="11.042cm" svg:y1="11.474cm" svg:x2="14.141cm" svg:y2="12.506cm" draw:start-shape="id5" draw:start-glue-point="2" draw:end-shape="id10" draw:end-glue-point="4" svg:d="M11042 11474l3099 1032" svg:viewBox="0 0 3100 1033">
          <text:p/>
        </draw:connector>
        <draw:connector draw:style-name="Relation" draw:text-style-name="P1" draw:layer="layout" draw:type="line" svg:x1="11.042cm" svg:y1="11.474cm" svg:x2="16.141cm" svg:y2="12.506cm" draw:start-shape="id5" draw:start-glue-point="2" draw:end-shape="id11" draw:end-glue-point="4" svg:d="M11042 11474l5099 1032" svg:viewBox="0 0 5100 1033">
          <text:p/>
        </draw:connector>
        <draw:connector draw:style-name="Relation" draw:text-style-name="P1" draw:layer="layout" svg:x1="6.144cm" svg:y1="14.011cm" svg:x2="6.113cm" svg:y2="15.019cm" draw:start-shape="id6" draw:start-glue-point="8" draw:end-shape="id12" draw:end-glue-point="0" svg:d="M6144 14011v516h-31v492" svg:viewBox="0 0 32 1009">
          <text:p/>
        </draw:connector>
        <draw:custom-shape draw:style-name="gr5" draw:text-style-name="P1" xml:id="id12" draw:id="id12" draw:layer="layout" svg:width="1.027cm" svg:height="0.755cm" svg:x="5.6cm" svg:y="15.019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3" draw:id="id13" draw:layer="layout" svg:width="2.344cm" svg:height="2.727cm" svg:x="2.479cm" svg:y="17.095cm">
          <text:p text:style-name="P1">Vec 3x1</text:p>
          <text:p text:style-name="P1">[x y z]T</text:p>
          <text:p text:style-name="P1">m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6.113cm" svg:y1="15.774cm" svg:x2="3.651cm" svg:y2="17.095cm" draw:start-shape="id12" draw:start-glue-point="2" draw:end-shape="id13" draw:end-glue-point="4" svg:d="M6113 15774v648h-2462v673" svg:viewBox="0 0 2463 1322">
          <text:p/>
        </draw:connector>
        <draw:connector draw:style-name="Relation" draw:text-style-name="P1" draw:layer="layout" svg:x1="8.145cm" svg:y1="14.011cm" svg:x2="8.113cm" svg:y2="15.032cm" draw:start-shape="id7" draw:start-glue-point="8" draw:end-shape="id14" draw:end-glue-point="0" svg:d="M8145 14011v522h-32v499" svg:viewBox="0 0 33 1022">
          <text:p/>
        </draw:connector>
        <draw:custom-shape draw:style-name="gr5" draw:text-style-name="P1" xml:id="id14" draw:id="id14" draw:layer="layout" svg:width="1.027cm" svg:height="0.755cm" svg:x="7.6cm" svg:y="15.032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5" draw:id="id15" draw:layer="layout" svg:width="2.344cm" svg:height="2.727cm" svg:x="5.479cm" svg:y="17.108cm">
          <text:p text:style-name="P1">Vec 3x1</text:p>
          <text:p text:style-name="P1">[x y z]T</text:p>
          <text:p text:style-name="P1">m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8.113cm" svg:y1="15.787cm" svg:x2="6.651cm" svg:y2="17.108cm" draw:start-shape="id14" draw:start-glue-point="2" draw:end-shape="id15" draw:end-glue-point="4" svg:d="M8113 15787v648h-1462v673" svg:viewBox="0 0 1463 1322">
          <text:p/>
        </draw:connector>
        <draw:connector draw:style-name="Relation" draw:text-style-name="P1" draw:layer="layout" svg:x1="10.144cm" svg:y1="14.011cm" svg:x2="10.113cm" svg:y2="15.044cm" draw:start-shape="id8" draw:start-glue-point="8" draw:end-shape="id16" draw:end-glue-point="0" svg:d="M10144 14011v529h-31v504" svg:viewBox="0 0 32 1034">
          <text:p/>
        </draw:connector>
        <draw:custom-shape draw:style-name="gr5" draw:text-style-name="P1" xml:id="id16" draw:id="id16" draw:layer="layout" svg:width="1.027cm" svg:height="0.755cm" svg:x="9.6cm" svg:y="15.044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7" draw:id="id17" draw:layer="layout" svg:width="2.344cm" svg:height="2.727cm" svg:x="8.479cm" svg:y="17.12cm">
          <text:p text:style-name="P1">Vec 3x1</text:p>
          <text:p text:style-name="P1">[x y z]T</text:p>
          <text:p text:style-name="P1">m/s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0.113cm" svg:y1="15.799cm" svg:x2="9.651cm" svg:y2="17.12cm" draw:start-shape="id16" draw:start-glue-point="2" draw:end-shape="id17" draw:end-glue-point="4" svg:d="M10113 15799v648h-462v673" svg:viewBox="0 0 463 1322">
          <text:p/>
        </draw:connector>
        <draw:connector draw:style-name="Relation" draw:text-style-name="P1" draw:layer="layout" svg:x1="12.145cm" svg:y1="14.011cm" svg:x2="12.113cm" svg:y2="15.056cm" draw:start-shape="id9" draw:start-glue-point="8" draw:end-shape="id18" draw:end-glue-point="0" svg:d="M12145 14011v535h-32v510" svg:viewBox="0 0 33 1046">
          <text:p/>
        </draw:connector>
        <draw:custom-shape draw:style-name="gr5" draw:text-style-name="P1" xml:id="id18" draw:id="id18" draw:layer="layout" svg:width="1.027cm" svg:height="0.755cm" svg:x="11.6cm" svg:y="15.056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9" draw:id="id19" draw:layer="layout" svg:width="3.187cm" svg:height="2.727cm" svg:x="11.058cm" svg:y="17.032cm">
          <text:p text:style-name="P1">Quaternion</text:p>
          <text:p text:style-name="P1">[wxyz]t</text:p>
          <text:p text:style-name="P1">No unit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2.113cm" svg:y1="15.811cm" svg:x2="12.651cm" svg:y2="17.032cm" draw:start-shape="id18" draw:start-glue-point="2" draw:end-shape="id19" draw:end-glue-point="4" svg:d="M12113 15811v598h538v623" svg:viewBox="0 0 539 1222">
          <text:p/>
        </draw:connector>
        <draw:connector draw:style-name="Relation" draw:text-style-name="P1" draw:layer="layout" svg:x1="14.141cm" svg:y1="14.011cm" svg:x2="14.113cm" svg:y2="15.068cm" draw:start-shape="id10" draw:start-glue-point="8" draw:end-shape="id20" draw:end-glue-point="0" svg:d="M14141 14011v541h-28v516" svg:viewBox="0 0 29 1058">
          <text:p/>
        </draw:connector>
        <draw:custom-shape draw:style-name="gr5" draw:text-style-name="P1" xml:id="id20" draw:id="id20" draw:layer="layout" svg:width="1.027cm" svg:height="0.755cm" svg:x="13.6cm" svg:y="15.068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1" draw:id="id21" draw:layer="layout" svg:width="3.187cm" svg:height="2.727cm" svg:x="14.058cm" svg:y="17.044cm">
          <text:p text:style-name="P1">Quaternion</text:p>
          <text:p text:style-name="P1">[wxyz]T</text:p>
          <text:p text:style-name="P1">1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4.113cm" svg:y1="15.823cm" svg:x2="15.651cm" svg:y2="17.044cm" draw:start-shape="id20" draw:start-glue-point="2" draw:end-shape="id21" draw:end-glue-point="4" svg:d="M14113 15823v598h1538v623" svg:viewBox="0 0 1539 1222">
          <text:p/>
        </draw:connector>
        <draw:connector draw:style-name="Relation" draw:text-style-name="P1" draw:layer="layout" svg:x1="16.141cm" svg:y1="14.011cm" svg:x2="16.113cm" svg:y2="15.08cm" draw:start-shape="id11" draw:start-glue-point="8" draw:end-shape="id22" draw:end-glue-point="0" svg:d="M16141 14011v547h-28v522" svg:viewBox="0 0 29 1070">
          <text:p/>
        </draw:connector>
        <draw:custom-shape draw:style-name="gr5" draw:text-style-name="P1" xml:id="id22" draw:id="id22" draw:layer="layout" svg:width="1.027cm" svg:height="0.755cm" svg:x="15.6cm" svg:y="15.08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3" draw:id="id23" draw:layer="layout" svg:width="3.187cm" svg:height="2.727cm" svg:x="17.058cm" svg:y="17.056cm">
          <text:p text:style-name="P1">Quaternion</text:p>
          <text:p text:style-name="P1">[wxyz]T</text:p>
          <text:p text:style-name="P1">1/s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6.113cm" svg:y1="15.835cm" svg:x2="18.651cm" svg:y2="17.056cm" draw:start-shape="id22" draw:start-glue-point="2" draw:end-shape="id23" draw:end-glue-point="4" svg:d="M16113 15835v598h2538v623" svg:viewBox="0 0 2539 1222">
          <text:p/>
        </draw:connector>
        <draw:custom-shape draw:style-name="gr4" draw:text-style-name="P1" xml:id="id24" draw:id="id24" draw:layer="layout" svg:width="2.919cm" svg:height="2.115cm" svg:x="14.684cm" svg:y="8.701cm">
          <text:p text:style-name="P1">Estimated</text:p>
          <text:p text:style-name="P1">State</text:p>
          <text:p text:style-name="P1">Covari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7.603cm" svg:y1="9.759cm" svg:x2="20.525cm" svg:y2="11.092cm" draw:start-shape="id24" draw:start-glue-point="10" draw:end-shape="id25" draw:end-glue-point="0" svg:d="M17603 9759h2922v1333" svg:viewBox="0 0 2923 1334">
          <text:p/>
        </draw:connector>
        <draw:custom-shape draw:style-name="gr5" draw:text-style-name="P1" xml:id="id25" draw:id="id25" draw:layer="layout" svg:width="1.027cm" svg:height="0.755cm" svg:x="20.012cm" svg:y="11.092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6" draw:id="id26" draw:layer="layout" svg:width="3.206cm" svg:height="1.505cm" svg:x="21.466cm" svg:y="13.679cm">
          <text:p text:style-name="P1">Covariance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20.525cm" svg:y1="11.847cm" svg:x2="23.069cm" svg:y2="13.679cm" draw:start-shape="id25" draw:start-glue-point="2" draw:end-shape="id26" draw:end-glue-point="4" svg:d="M20525 11847v903h2544v929" svg:viewBox="0 0 2545 1833">
          <text:p/>
        </draw:connector>
        <draw:custom-shape draw:style-name="gr4" draw:text-style-name="P1" xml:id="id2" draw:id="id2" draw:layer="layout" svg:width="2.654cm" svg:height="1.505cm" svg:x="9.715cm" svg:y="8.706cm">
          <text:p text:style-name="P1">Estimated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3.491cm" svg:y1="7.911cm" svg:x2="15.111cm" svg:y2="9.01cm" draw:start-shape="id1" draw:start-glue-point="8" draw:end-shape="id24" draw:end-glue-point="5" svg:d="M13491 7911v395h1620v704" svg:viewBox="0 0 1621 1100">
          <text:p/>
        </draw:connector>
        <draw:connector draw:style-name="Relation" draw:text-style-name="P1" draw:layer="layout" svg:x1="11.042cm" svg:y1="10.211cm" svg:x2="11.042cm" svg:y2="10.719cm" draw:start-shape="id2" draw:start-glue-point="8" draw:end-shape="id5" draw:end-glue-point="0" svg:d="M11042 10211v508" svg:viewBox="0 0 1 509">
          <text:p/>
        </draw:connector>
      </draw:page>
      <draw:page draw:name="page2" draw:style-name="dp1" draw:master-page-name="Default">
        <draw:custom-shape draw:style-name="gr4" draw:text-style-name="P1" draw:layer="layout" svg:width="3.828cm" svg:height="2.117cm" svg:x="1.832cm" svg:y="4.042cm">
          <text:p text:style-name="P1">Copter state→</text:p>
          <text:p text:style-name="P1">Sensor reading</text:p>
          <text:p text:style-name="P1">equ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7cm" svg:height="1.505cm" svg:x="2.664cm" svg:y="1.347cm">
          <text:p text:style-name="P1">Senso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2cm" svg:height="0.895cm" svg:x="2.781cm" svg:y="7.653cm"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7cm" svg:height="2.115cm" svg:x="14.272cm" svg:y="1.343cm">
          <text:p text:style-name="P1">Sensor</text:p>
          <text:p text:style-name="P1">Data</text:p>
          <text:p text:style-name="P1">pd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95cm" svg:height="2.115cm" svg:x="14.359cm" svg:y="4.743cm">
          <text:p text:style-name="P1">GPS</text:p>
          <text:p text:style-name="P1">Sensor</text:p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88cm" svg:height="1.505cm" svg:x="13.213cm" svg:y="7.648cm">
          <text:p text:style-name="P1">GPS</text:p>
          <text:p text:style-name="P1">Read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46cm" svg:height="2.115cm" svg:x="14.886cm" svg:y="7.343cm">
          <text:p text:style-name="P1">GPS</text:p>
          <text:p text:style-name="P1">Reading</text:p>
          <text:p text:style-name="P1">covarian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95cm" svg:height="2.115cm" svg:x="9.36cm" svg:y="4.742cm">
          <text:p text:style-name="P1">AHRS</text:p>
          <text:p text:style-name="P1">Sensor</text:p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88cm" svg:height="1.505cm" svg:x="8.214cm" svg:y="7.647cm">
          <text:p text:style-name="P1">AHRS</text:p>
          <text:p text:style-name="P1">Read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46cm" svg:height="2.115cm" svg:x="9.887cm" svg:y="7.342cm">
          <text:p text:style-name="P1">AHRS</text:p>
          <text:p text:style-name="P1">Reading</text:p>
          <text:p text:style-name="P1">covarian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22cm" svg:height="2.115cm" svg:x="19.247cm" svg:y="4.742cm">
          <text:p text:style-name="P1">Camera</text:p>
          <text:p text:style-name="P1">Sensor</text:p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88cm" svg:height="1.505cm" svg:x="18.214cm" svg:y="7.647cm">
          <text:p text:style-name="P1">Camera</text:p>
          <text:p text:style-name="P1">Read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46cm" svg:height="2.115cm" svg:x="19.887cm" svg:y="7.342cm">
          <text:p text:style-name="P1">Camera</text:p>
          <text:p text:style-name="P1">Reading</text:p>
          <text:p text:style-name="P1">covarianc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2cm" svg:height="0.895cm" svg:x="10.381cm" svg:y="10.652cm"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2cm" svg:height="0.895cm" svg:x="15.382cm" svg:y="10.651cm"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2cm" svg:height="0.895cm" svg:x="20.382cm" svg:y="10.65cm"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49cm" svg:height="0.895cm" svg:x="18.37cm" svg:y="15.649cm">
          <text:p text:style-name="P1">V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49cm" svg:height="0.895cm" svg:x="13.37cm" svg:y="15.649cm">
          <text:p text:style-name="P1">V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49cm" svg:height="0.895cm" svg:x="7.37cm" svg:y="15.649cm">
          <text:p text:style-name="P1">V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45cm" svg:height="1.505cm" svg:x="5.671cm" svg:y="12.506cm">
          <text:p text:style-name="P1">Line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5cm" svg:height="1.505cm" svg:x="7.486cm" svg:y="12.506cm">
          <text:p text:style-name="P1">Angul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5cm" svg:height="1.505cm" svg:x="9.482cm" svg:y="12.506cm">
          <text:p text:style-name="P1">Angul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22cm" svg:height="1.505cm" svg:x="14.684cm" svg:y="12.506cm">
          <text:p text:style-name="P1">Live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45cm" svg:height="1.505cm" svg:x="12.672cm" svg:y="12.506cm">
          <text:p text:style-name="P1">Line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115cm" svg:height="1.505cm" svg:x="19.386cm" svg:y="12.606cm">
          <text:p text:style-name="P1">Angul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45cm" svg:height="1.505cm" svg:x="17.571cm" svg:y="12.606cm">
          <text:p text:style-name="P1">Line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7" draw:text-style-name="P1" draw:layer="layout" svg:width="2.23cm" svg:height="1.505cm" svg:x="3.409cm" svg:y="4.32cm">
          <text:p text:style-name="P1">Kalman</text:p>
          <text:p text:style-name="P1">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59cm" svg:height="1.505cm" svg:x="3.555cm" svg:y="1.319cm">
          <text:p text:style-name="P1">Bayes</text:p>
          <text:p text:style-name="P1">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3cm" svg:height="2.115cm" svg:x="2.409cm" svg:y="7.015cm">
          <text:p text:style-name="P1">Kalman</text:p>
          <text:p text:style-name="P1">Filter</text:p>
          <text:p text:style-name="P1">Up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23cm" svg:height="2.115cm" svg:x="4.409cm" svg:y="7.015cm">
          <text:p text:style-name="P1">Kalman</text:p>
          <text:p text:style-name="P1">Filter</text:p>
          <text:p text:style-name="P1">Predi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5cm" svg:height="2.117cm" svg:x="10.61cm" svg:y="1.296cm">
          <text:p text:style-name="P1">Markov</text:p>
          <text:p text:style-name="P1">Process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66cm" svg:height="1.505cm" svg:x="10.805cm" svg:y="4.602cm">
          <text:p text:style-name="P1">Copte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55cm" svg:height="2.115cm" svg:x="14.898cm" svg:y="1.427cm">
          <text:p text:style-name="P1">Input</text:p>
          <text:p text:style-name="P1">To</text:p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84cm" svg:height="1.505cm" svg:x="15.034cm" svg:y="4.732cm">
          <text:p text:style-name="P1">Control</text:p>
          <text:p text:style-name="P1">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13cm" svg:height="2.115cm" svg:x="15.134cm" svg:y="7.297cm">
          <text:p text:style-name="P1">Vector</text:p>
          <text:p text:style-name="P1">[Uf Ut]</text:p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46cm" svg:height="1.505cm" svg:x="20.591cm" svg:y="1.227cm">
          <text:p text:style-name="P1">Feedback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48cm" svg:height="1.505cm" svg:x="20.592cm" svg:y="3.227cm">
          <text:p text:style-name="P1">Copter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31cm" svg:height="1.505cm" svg:x="2.549cm" svg:y="11.401cm">
          <text:p text:style-name="P1">Set-Point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2.115cm" svg:x="2.397cm" svg:y="14.014cm">
          <text:p text:style-name="P1">Copter</text:p>
          <text:p text:style-name="P1">Setpoint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96cm" svg:height="1.505cm" svg:x="24.577cm" svg:y="3.332cm">
          <text:p text:style-name="P1">Controlle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596cm" svg:height="2.115cm" svg:x="24.578cm" svg:y="3.027cm">
          <text:p text:style-name="P1">Controller</text:p>
          <text:p text:style-name="P1">Config</text:p>
          <text:p text:style-name="P1">*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5" draw:text-style-name="P1" xml:id="id27" draw:id="id27" draw:layer="layout" svg:width="1.878cm" svg:height="0.755cm" svg:x="12.617cm" svg:y="9.719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3.556cm" svg:y1="10.474cm" svg:x2="8.588cm" svg:y2="12.506cm" draw:start-shape="id27" draw:start-glue-point="2" draw:end-shape="id28" draw:end-glue-point="4" svg:d="M13556 10474l-4968 2032" svg:viewBox="0 0 4969 2033">
          <text:p/>
        </draw:connector>
        <draw:custom-shape draw:style-name="gr4" draw:text-style-name="P1" xml:id="id30" draw:id="id30" draw:layer="layout" svg:width="1.745cm" svg:height="1.505cm" svg:x="11.716cm" svg:y="12.506cm">
          <text:p text:style-name="P1">Line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1" draw:id="id31" draw:layer="layout" svg:width="2.115cm" svg:height="1.505cm" svg:x="13.531cm" svg:y="12.506cm">
          <text:p text:style-name="P1">Angul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2" draw:id="id32" draw:layer="layout" svg:width="2.115cm" svg:height="1.505cm" svg:x="15.527cm" svg:y="12.506cm">
          <text:p text:style-name="P1">Angul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9" draw:id="id29" draw:layer="layout" svg:width="1.722cm" svg:height="1.505cm" svg:x="9.728cm" svg:y="12.506cm">
          <text:p text:style-name="P1">Live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8" draw:id="id28" draw:layer="layout" svg:width="1.745cm" svg:height="1.505cm" svg:x="7.716cm" svg:y="12.506cm">
          <text:p text:style-name="P1">Line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3" draw:id="id33" draw:layer="layout" svg:width="2.115cm" svg:height="1.505cm" svg:x="17.527cm" svg:y="12.506cm">
          <text:p text:style-name="P1">Angul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3.556cm" svg:y1="10.474cm" svg:x2="10.589cm" svg:y2="12.506cm" draw:start-shape="id27" draw:start-glue-point="2" draw:end-shape="id29" draw:end-glue-point="4" svg:d="M13556 10474l-2967 2032" svg:viewBox="0 0 2968 2033">
          <text:p/>
        </draw:connector>
        <draw:connector draw:style-name="Relation" draw:text-style-name="P1" draw:layer="layout" draw:type="line" svg:x1="13.556cm" svg:y1="10.474cm" svg:x2="12.588cm" svg:y2="12.506cm" draw:start-shape="id27" draw:start-glue-point="2" draw:end-shape="id30" draw:end-glue-point="4" svg:d="M13556 10474l-968 2032" svg:viewBox="0 0 969 2033">
          <text:p/>
        </draw:connector>
        <draw:connector draw:style-name="Relation" draw:text-style-name="P1" draw:layer="layout" draw:type="line" svg:x1="13.556cm" svg:y1="10.474cm" svg:x2="14.589cm" svg:y2="12.506cm" draw:start-shape="id27" draw:start-glue-point="2" draw:end-shape="id31" draw:end-glue-point="4" svg:d="M13556 10474l1033 2032" svg:viewBox="0 0 1034 2033">
          <text:p/>
        </draw:connector>
        <draw:connector draw:style-name="Relation" draw:text-style-name="P1" draw:layer="layout" draw:type="line" svg:x1="13.556cm" svg:y1="10.474cm" svg:x2="16.585cm" svg:y2="12.506cm" draw:start-shape="id27" draw:start-glue-point="2" draw:end-shape="id32" draw:end-glue-point="4" svg:d="M13556 10474l3029 2032" svg:viewBox="0 0 3030 2033">
          <text:p/>
        </draw:connector>
        <draw:connector draw:style-name="Relation" draw:text-style-name="P1" draw:layer="layout" draw:type="line" svg:x1="13.556cm" svg:y1="10.474cm" svg:x2="18.585cm" svg:y2="12.506cm" draw:start-shape="id27" draw:start-glue-point="2" draw:end-shape="id33" draw:end-glue-point="4" svg:d="M13556 10474l5029 2032" svg:viewBox="0 0 5030 2033">
          <text:p/>
        </draw:connector>
        <draw:connector draw:style-name="Relation" draw:text-style-name="P1" draw:layer="layout" svg:x1="8.588cm" svg:y1="14.011cm" svg:x2="8.557cm" svg:y2="15.019cm" draw:start-shape="id28" draw:start-glue-point="8" draw:end-shape="id34" draw:end-glue-point="0" svg:d="M8588 14011v516h-31v492" svg:viewBox="0 0 32 1009">
          <text:p/>
        </draw:connector>
        <draw:custom-shape draw:style-name="gr5" draw:text-style-name="P1" xml:id="id34" draw:id="id34" draw:layer="layout" svg:width="1.027cm" svg:height="0.755cm" svg:x="8.044cm" svg:y="15.019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5" draw:id="id35" draw:layer="layout" svg:width="2.344cm" svg:height="2.727cm" svg:x="4.923cm" svg:y="17.095cm">
          <text:p text:style-name="P1">Vec 3x1</text:p>
          <text:p text:style-name="P1">[x y z]T</text:p>
          <text:p text:style-name="P1">m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8.557cm" svg:y1="15.774cm" svg:x2="6.095cm" svg:y2="17.095cm" draw:start-shape="id34" draw:start-glue-point="2" draw:end-shape="id35" draw:end-glue-point="4" svg:d="M8557 15774v648h-2462v673" svg:viewBox="0 0 2463 1322">
          <text:p/>
        </draw:connector>
        <draw:connector draw:style-name="Relation" draw:text-style-name="P1" draw:layer="layout" svg:x1="10.589cm" svg:y1="14.011cm" svg:x2="10.557cm" svg:y2="15.032cm" draw:start-shape="id29" draw:start-glue-point="8" draw:end-shape="id36" draw:end-glue-point="0" svg:d="M10589 14011v522h-32v499" svg:viewBox="0 0 33 1022">
          <text:p/>
        </draw:connector>
        <draw:custom-shape draw:style-name="gr5" draw:text-style-name="P1" xml:id="id36" draw:id="id36" draw:layer="layout" svg:width="1.027cm" svg:height="0.755cm" svg:x="10.044cm" svg:y="15.032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7" draw:id="id37" draw:layer="layout" svg:width="2.344cm" svg:height="2.727cm" svg:x="7.923cm" svg:y="17.108cm">
          <text:p text:style-name="P1">Vec 3x1</text:p>
          <text:p text:style-name="P1">[x y z]T</text:p>
          <text:p text:style-name="P1">m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0.557cm" svg:y1="15.787cm" svg:x2="9.095cm" svg:y2="17.108cm" draw:start-shape="id36" draw:start-glue-point="2" draw:end-shape="id37" draw:end-glue-point="4" svg:d="M10557 15787v648h-1462v673" svg:viewBox="0 0 1463 1322">
          <text:p/>
        </draw:connector>
        <draw:connector draw:style-name="Relation" draw:text-style-name="P1" draw:layer="layout" svg:x1="12.588cm" svg:y1="14.011cm" svg:x2="12.557cm" svg:y2="15.044cm" draw:start-shape="id30" draw:start-glue-point="8" draw:end-shape="id38" draw:end-glue-point="0" svg:d="M12588 14011v529h-31v504" svg:viewBox="0 0 32 1034">
          <text:p/>
        </draw:connector>
        <draw:custom-shape draw:style-name="gr5" draw:text-style-name="P1" xml:id="id38" draw:id="id38" draw:layer="layout" svg:width="1.027cm" svg:height="0.755cm" svg:x="12.044cm" svg:y="15.044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9" draw:id="id39" draw:layer="layout" svg:width="2.344cm" svg:height="2.727cm" svg:x="10.923cm" svg:y="17.12cm">
          <text:p text:style-name="P1">Vec 3x1</text:p>
          <text:p text:style-name="P1">[x y z]T</text:p>
          <text:p text:style-name="P1">m/s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2.557cm" svg:y1="15.799cm" svg:x2="12.095cm" svg:y2="17.12cm" draw:start-shape="id38" draw:start-glue-point="2" draw:end-shape="id39" draw:end-glue-point="4" svg:d="M12557 15799v648h-462v673" svg:viewBox="0 0 463 1322">
          <text:p/>
        </draw:connector>
        <draw:connector draw:style-name="Relation" draw:text-style-name="P1" draw:layer="layout" svg:x1="14.589cm" svg:y1="14.011cm" svg:x2="14.557cm" svg:y2="15.056cm" draw:start-shape="id31" draw:start-glue-point="8" draw:end-shape="id40" draw:end-glue-point="0" svg:d="M14589 14011v535h-32v510" svg:viewBox="0 0 33 1046">
          <text:p/>
        </draw:connector>
        <draw:custom-shape draw:style-name="gr5" draw:text-style-name="P1" xml:id="id40" draw:id="id40" draw:layer="layout" svg:width="1.027cm" svg:height="0.755cm" svg:x="14.044cm" svg:y="15.056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1" draw:id="id41" draw:layer="layout" svg:width="3.187cm" svg:height="2.727cm" svg:x="13.502cm" svg:y="17.032cm">
          <text:p text:style-name="P1">Quaternion</text:p>
          <text:p text:style-name="P1">[wxyz]t</text:p>
          <text:p text:style-name="P1">No unit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4.557cm" svg:y1="15.811cm" svg:x2="15.095cm" svg:y2="17.032cm" draw:start-shape="id40" draw:start-glue-point="2" draw:end-shape="id41" draw:end-glue-point="4" svg:d="M14557 15811v598h538v623" svg:viewBox="0 0 539 1222">
          <text:p/>
        </draw:connector>
        <draw:connector draw:style-name="Relation" draw:text-style-name="P1" draw:layer="layout" svg:x1="16.585cm" svg:y1="14.011cm" svg:x2="16.557cm" svg:y2="15.068cm" draw:start-shape="id32" draw:start-glue-point="8" draw:end-shape="id42" draw:end-glue-point="0" svg:d="M16585 14011v541h-28v516" svg:viewBox="0 0 29 1058">
          <text:p/>
        </draw:connector>
        <draw:custom-shape draw:style-name="gr5" draw:text-style-name="P1" xml:id="id42" draw:id="id42" draw:layer="layout" svg:width="1.027cm" svg:height="0.755cm" svg:x="16.044cm" svg:y="15.068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3" draw:id="id43" draw:layer="layout" svg:width="3.187cm" svg:height="2.727cm" svg:x="16.502cm" svg:y="17.044cm">
          <text:p text:style-name="P1">Quaternion</text:p>
          <text:p text:style-name="P1">[wxyz]T</text:p>
          <text:p text:style-name="P1">1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6.557cm" svg:y1="15.823cm" svg:x2="18.095cm" svg:y2="17.044cm" draw:start-shape="id42" draw:start-glue-point="2" draw:end-shape="id43" draw:end-glue-point="4" svg:d="M16557 15823v598h1538v623" svg:viewBox="0 0 1539 1222">
          <text:p/>
        </draw:connector>
        <draw:connector draw:style-name="Relation" draw:text-style-name="P1" draw:layer="layout" svg:x1="18.585cm" svg:y1="14.011cm" svg:x2="18.557cm" svg:y2="15.08cm" draw:start-shape="id33" draw:start-glue-point="8" draw:end-shape="id44" draw:end-glue-point="0" svg:d="M18585 14011v547h-28v522" svg:viewBox="0 0 29 1070">
          <text:p/>
        </draw:connector>
        <draw:custom-shape draw:style-name="gr5" draw:text-style-name="P1" xml:id="id44" draw:id="id44" draw:layer="layout" svg:width="1.027cm" svg:height="0.755cm" svg:x="18.044cm" svg:y="15.08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5" draw:id="id45" draw:layer="layout" svg:width="3.187cm" svg:height="2.727cm" svg:x="19.502cm" svg:y="17.056cm">
          <text:p text:style-name="P1">Quaternion</text:p>
          <text:p text:style-name="P1">[wxyz]T</text:p>
          <text:p text:style-name="P1">1/s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8.557cm" svg:y1="15.835cm" svg:x2="21.095cm" svg:y2="17.056cm" draw:start-shape="id44" draw:start-glue-point="2" draw:end-shape="id45" draw:end-glue-point="4" svg:d="M18557 15835v598h2538v623" svg:viewBox="0 0 2539 1222">
          <text:p/>
        </draw:connector>
        <draw:custom-shape draw:style-name="gr1" draw:text-style-name="P1" draw:layer="layout" svg:width="2.59cm" svg:height="2.115cm" svg:x="12.536cm" svg:y="4.065cm">
          <text:p text:style-name="P1">Markov</text:p>
          <text:p text:style-name="P1">Process</text:p>
          <text:p text:style-name="P1">Set 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61cm" svg:height="1.505cm" svg:x="12.802cm" svg:y="7.57cm">
          <text:p text:style-name="P1">Copter</text:p>
          <text:p text:style-name="P1">Set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931cm" svg:height="1.505cm" svg:x="22.549cm" svg:y="4.401cm">
          <text:p text:style-name="P1">Set-Point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858cm" svg:height="2.115cm" svg:x="22.586cm" svg:y="7.096cm">
          <text:p text:style-name="P1">Copter</text:p>
          <text:p text:style-name="P1">Sp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" draw:text-style-name="P1" draw:layer="layout" svg:width="1.339cm" svg:height="0.895cm" svg:x="4.905cm" svg:y="4.301cm">
          <text:p text:style-name="P1">Qo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612cm" svg:height="1.505cm" svg:x="3.773cm" svg:y="5.995cm">
          <text:p text:style-name="P1">Configurable</text:p>
          <text:p text:style-name="P1">Func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624cm" svg:height="1.505cm" svg:x="12.466cm" svg:y="4.265cm">
          <text:p text:style-name="P1">Trj generato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29cm" svg:height="2.115cm" svg:x="12.868cm" svg:y="6.96cm">
          <text:p text:style-name="P1">Polynomial</text:p>
          <text:p text:style-name="P1">trj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405cm" svg:height="0.895cm" svg:x="10.079cm" svg:y="10.57cm">
          <text:p text:style-name="P1">Dir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547cm" svg:height="1.505cm" svg:x="13.507cm" svg:y="10.265cm">
          <text:p text:style-name="P1">Scale</text:p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716cm" svg:height="1.505cm" svg:x="16.423cm" svg:y="10.265cm">
          <text:p text:style-name="P1">Scale</text:p>
          <text:p text:style-name="P1">Sp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949cm" svg:height="2.727cm" svg:x="10.312cm" svg:y="12.654cm">
          <text:p text:style-name="P1">Unit</text:p>
          <text:p text:style-name="P1">Vector</text:p>
          <text:p text:style-name="P1">[x y z]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95cm" svg:height="1.505cm" svg:x="13.34cm" svg:y="13.265cm">
          <text:p text:style-name="P1">Scalar</text:p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95cm" svg:height="1.505cm" svg:x="16.339cm" svg:y="13.265cm">
          <text:p text:style-name="P1">Scalar</text:p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8cm" svg:height="1.505cm" svg:x="21.827cm" svg:y="2.478cm">
          <text:p text:style-name="P1">Monothonic</text:p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027cm" svg:height="1.505cm" svg:x="21.972cm" svg:y="5.478cm">
          <text:p text:style-name="P1">Monothonic</text:p>
          <text:p text:style-name="P1">ti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895cm" svg:height="1.505cm" svg:x="22.339cm" svg:y="8.265cm">
          <text:p text:style-name="P1">Scalar</text:p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4" draw:text-style-name="P1" xml:id="id63" draw:id="id63" draw:layer="layout" svg:width="1.984cm" svg:height="1.505cm" svg:x="26.034cm" svg:y="13.432cm">
          <text:p text:style-name="P1">Control</text:p>
          <text:p text:style-name="P1">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6" draw:id="id46" draw:layer="layout" svg:width="2.23cm" svg:height="2.727cm" svg:x="11.509cm" svg:y="4.722cm">
          <text:p text:style-name="P1">Kalman</text:p>
          <text:p text:style-name="P1">Filter</text:p>
          <text:p text:style-name="P1">Update</text:p>
          <text:p text:style-name="P1">AH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7" draw:id="id47" draw:layer="layout" svg:width="1.636cm" svg:height="0.755cm" svg:x="14.42cm" svg:y="5.665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3.739cm" svg:y1="6.086cm" svg:x2="14.42cm" svg:y2="6.042cm" draw:start-shape="id46" draw:start-glue-point="10" draw:end-shape="id47" draw:end-glue-point="3" svg:d="M13739 6086l681-44" svg:viewBox="0 0 682 45">
          <text:p/>
        </draw:connector>
        <draw:custom-shape draw:style-name="gr5" draw:text-style-name="P1" xml:id="id48" draw:id="id48" draw:layer="layout" svg:width="1.641cm" svg:height="0.755cm" svg:x="9.287cm" svg:y="5.719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0.107cm" svg:y1="6.474cm" svg:x2="14.58cm" svg:y2="11.626cm" draw:start-shape="id48" draw:start-glue-point="2" draw:end-shape="id49" draw:end-glue-point="5" svg:d="M10107 6474l4473 5152" svg:viewBox="0 0 4474 5153">
          <text:p/>
        </draw:connector>
        <draw:connector draw:style-name="Relation" draw:text-style-name="P1" draw:layer="layout" draw:type="line" svg:x1="11.509cm" svg:y1="6.086cm" svg:x2="10.928cm" svg:y2="6.096cm" draw:start-shape="id46" draw:start-glue-point="6" draw:end-shape="id48" draw:end-glue-point="1" svg:d="M11509 6086l-581 10" svg:viewBox="0 0 582 11">
          <text:p/>
        </draw:connector>
        <draw:custom-shape draw:style-name="gr7" draw:text-style-name="P1" xml:id="id50" draw:id="id50" draw:layer="layout" svg:width="2.559cm" svg:height="1.505cm" svg:x="6.199cm" svg:y="4.197cm">
          <text:p text:style-name="P1">Distance</text:p>
          <text:p text:style-name="P1">Func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6.573cm" svg:y1="4.417cm" svg:x2="6.571cm" svg:y2="2.776cm" draw:start-shape="id50" draw:start-glue-point="5" draw:end-shape="id51" draw:end-glue-point="2" svg:d="M6573 4417l-2-1641" svg:viewBox="0 0 3 1642">
          <text:p/>
        </draw:connector>
        <draw:custom-shape draw:style-name="gr5" draw:text-style-name="P1" xml:id="id51" draw:id="id51" draw:layer="layout" svg:width="1.643cm" svg:height="0.757cm" svg:x="5.75cm" svg:y="2.019cm">
          <text:p text:style-name="P1">return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2" draw:id="id52" draw:layer="layout" svg:width="1.636cm" svg:height="0.755cm" svg:x="6.685cm" svg:y="6.473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7.479cm" svg:y1="5.702cm" svg:x2="7.503cm" svg:y2="6.473cm" draw:start-shape="id50" draw:start-glue-point="8" draw:end-shape="id52" draw:end-glue-point="0" svg:d="M7479 5702l24 771" svg:viewBox="0 0 25 772">
          <text:p/>
        </draw:connector>
        <draw:connector draw:style-name="Relation" draw:text-style-name="P1" draw:layer="layout" draw:type="line" svg:x1="7.503cm" svg:y1="7.228cm" svg:x2="14.58cm" svg:y2="11.626cm" draw:start-shape="id52" draw:start-glue-point="2" draw:end-shape="id49" draw:end-glue-point="5" svg:d="M7503 7228l7077 4398" svg:viewBox="0 0 7078 4399">
          <text:p/>
        </draw:connector>
        <draw:connector draw:style-name="Relation" draw:text-style-name="P1" draw:layer="layout" draw:type="line" svg:x1="7.503cm" svg:y1="7.228cm" svg:x2="4.508cm" svg:y2="16.768cm" draw:start-shape="id52" draw:start-glue-point="2" draw:end-shape="id53" draw:end-glue-point="4" svg:d="M7503 7228l-2995 9540" svg:viewBox="0 0 2996 9541">
          <text:p/>
        </draw:connector>
        <draw:custom-shape draw:style-name="gr4" draw:text-style-name="P1" xml:id="id54" draw:id="id54" draw:layer="layout" svg:width="2.338cm" svg:height="2.115cm" svg:x="8.172cm" svg:y="1.325cm">
          <text:p text:style-name="P1">SetPoint</text:p>
          <text:p text:style-name="P1">State</text:p>
          <text:p text:style-name="P1">Di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7.393cm" svg:y1="2.397cm" svg:x2="8.172cm" svg:y2="2.383cm" draw:start-shape="id51" draw:start-glue-point="1" draw:end-shape="id54" draw:end-glue-point="6" svg:d="M7393 2397l779-14" svg:viewBox="0 0 780 15">
          <text:p/>
        </draw:connector>
        <draw:custom-shape draw:style-name="gr7" draw:text-style-name="P1" xml:id="id55" draw:id="id55" draw:layer="layout" svg:width="2.931cm" svg:height="1.505cm" svg:x="7.549cm" svg:y="9.456cm">
          <text:p text:style-name="P1">Set-Point</text:p>
          <text:p text:style-name="P1">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.051cm" svg:y1="10.741cm" svg:x2="10.048cm" svg:y2="11.766cm" draw:start-shape="id55" draw:start-glue-point="9" draw:end-shape="id56" draw:end-glue-point="0" svg:d="M10051 10741l-3 1025" svg:viewBox="0 0 4 1026">
          <text:p/>
        </draw:connector>
        <draw:custom-shape draw:style-name="gr5" draw:text-style-name="P1" xml:id="id56" draw:id="id56" draw:layer="layout" svg:width="1.564cm" svg:height="0.683cm" svg:x="9.266cm" svg:y="11.766cm">
          <text:p text:style-name="P1">require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57" draw:id="id57" draw:layer="layout" svg:width="1.641cm" svg:height="0.755cm" svg:x="7.167cm" svg:y="11.76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7.978cm" svg:y1="10.741cm" svg:x2="7.987cm" svg:y2="11.76cm" draw:start-shape="id55" draw:start-glue-point="7" draw:end-shape="id57" draw:end-glue-point="0" svg:d="M7978 10741l9 1019" svg:viewBox="0 0 10 1020">
          <text:p/>
        </draw:connector>
        <draw:connector draw:style-name="Relation" draw:text-style-name="P1" draw:layer="layout" draw:type="line" svg:x1="7.987cm" svg:y1="12.515cm" svg:x2="5.307cm" svg:y2="16.988cm" draw:start-shape="id57" draw:start-glue-point="2" draw:end-shape="id53" draw:end-glue-point="11" svg:d="M7987 12515l-2680 4473" svg:viewBox="0 0 2681 4474">
          <text:p/>
        </draw:connector>
        <draw:custom-shape draw:style-name="gr4" draw:text-style-name="P1" xml:id="id49" draw:id="id49" draw:layer="layout" svg:width="1.866cm" svg:height="1.505cm" svg:x="14.307cm" svg:y="11.406cm">
          <text:p text:style-name="P1">Copter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3" draw:id="id53" draw:layer="layout" svg:width="2.259cm" svg:height="1.505cm" svg:x="3.378cm" svg:y="16.768cm">
          <text:p text:style-name="P1">Copter</text:p>
          <text:p text:style-name="P1">Setpoi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.048cm" svg:y1="12.449cm" svg:x2="5.307cm" svg:y2="16.988cm" draw:start-shape="id56" draw:start-glue-point="2" draw:end-shape="id53" draw:end-glue-point="11" svg:d="M10048 12449l-4741 4539" svg:viewBox="0 0 4742 4540">
          <text:p/>
        </draw:connector>
        <draw:connector draw:style-name="Relation" draw:text-style-name="P1" draw:layer="layout" draw:type="line" svg:x1="10.83cm" svg:y1="12.107cm" svg:x2="14.307cm" svg:y2="12.158cm" draw:start-shape="id56" draw:start-glue-point="1" draw:end-shape="id49" svg:d="M10830 12107l3477 51" svg:viewBox="0 0 3478 52">
          <text:p/>
        </draw:connector>
        <draw:custom-shape draw:style-name="gr4" draw:text-style-name="P1" xml:id="id59" draw:id="id59" draw:layer="layout" svg:width="2.829cm" svg:height="2.115cm" svg:x="8.668cm" svg:y="14.16cm">
          <text:p text:style-name="P1">Polynomial</text:p>
          <text:p text:style-name="P1">Trajectory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8" draw:id="id58" draw:layer="layout" svg:width="3.027cm" svg:height="1.505cm" svg:x="11.666cm" svg:y="14.078cm">
          <text:p text:style-name="P1">Monothonic</text:p>
          <text:p text:style-name="P1">Ti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0.048cm" svg:y1="12.449cm" svg:x2="12.109cm" svg:y2="14.298cm" draw:start-shape="id56" draw:start-glue-point="2" draw:end-shape="id58" draw:end-glue-point="5" svg:d="M10048 12449l2061 1849" svg:viewBox="0 0 2062 1850">
          <text:p/>
        </draw:connector>
        <draw:connector draw:style-name="Relation" draw:text-style-name="P1" draw:layer="layout" draw:type="line" svg:x1="10.048cm" svg:y1="12.449cm" svg:x2="10.082cm" svg:y2="14.16cm" draw:start-shape="id56" draw:start-glue-point="2" draw:end-shape="id59" draw:end-glue-point="4" svg:d="M10048 12449l34 1711" svg:viewBox="0 0 35 1712">
          <text:p/>
        </draw:connector>
        <draw:connector draw:style-name="Relation" draw:text-style-name="P1" draw:layer="layout" draw:type="line" svg:x1="15.238cm" svg:y1="6.42cm" svg:x2="15.24cm" svg:y2="11.406cm" draw:start-shape="id47" draw:start-glue-point="2" draw:end-shape="id49" draw:end-glue-point="4" svg:d="M15238 6420l2 4986" svg:viewBox="0 0 3 4987">
          <text:p/>
        </draw:connector>
        <draw:custom-shape draw:style-name="gr7" draw:text-style-name="P1" xml:id="id60" draw:id="id60" draw:layer="layout" svg:width="2.846cm" svg:height="1.505cm" svg:x="21.593cm" svg:y="16.727cm">
          <text:p text:style-name="P1">Copter</text:p>
          <text:p text:style-name="P1">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24.439cm" svg:y1="17.48cm" svg:x2="26.237cm" svg:y2="17.509cm" draw:start-shape="id60" draw:start-glue-point="10" draw:end-shape="id61" draw:end-glue-point="3" svg:d="M24439 17480l1798 29" svg:viewBox="0 0 1799 30">
          <text:p/>
        </draw:connector>
        <draw:connector draw:style-name="Relation" draw:text-style-name="P1" draw:layer="layout" draw:type="line" svg:x1="21.593cm" svg:y1="17.479cm" svg:x2="19.835cm" svg:y2="17.509cm" draw:start-shape="id60" draw:end-shape="id62" draw:end-glue-point="1" svg:d="M21593 17479l-1758 30" svg:viewBox="0 0 1759 31">
          <text:p/>
        </draw:connector>
        <draw:custom-shape draw:style-name="gr5" draw:text-style-name="P1" xml:id="id62" draw:id="id62" draw:layer="layout" svg:width="1.636cm" svg:height="0.755cm" svg:x="18.199cm" svg:y="17.132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61" draw:id="id61" draw:layer="layout" svg:width="1.641cm" svg:height="0.755cm" svg:x="26.237cm" svg:y="17.132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8.199cm" svg:y1="17.509cm" svg:x2="15.9cm" svg:y2="12.691cm" draw:start-shape="id62" draw:start-glue-point="3" draw:end-shape="id49" draw:end-glue-point="9" svg:d="M18199 17509l-2299-4818" svg:viewBox="0 0 2300 4819">
          <text:p/>
        </draw:connector>
        <draw:connector draw:style-name="Relation" draw:layer="layout" draw:type="line" svg:x1="18.199cm" svg:y1="17.509cm" svg:x2="5.637cm" svg:y2="17.521cm" draw:start-shape="id62" draw:start-glue-point="3" draw:end-shape="id53" draw:end-glue-point="10" svg:d="M18199 17509l-12562 12" svg:viewBox="0 0 12563 13">
          <text:p/>
        </draw:connector>
        <draw:connector draw:style-name="Relation" draw:text-style-name="P1" draw:layer="layout" draw:type="line" svg:x1="27.057cm" svg:y1="17.132cm" svg:x2="27.026cm" svg:y2="14.937cm" draw:start-shape="id61" draw:start-glue-point="0" draw:end-shape="id63" draw:end-glue-point="8" svg:d="M27057 17132l-31-2195" svg:viewBox="0 0 32 2196">
          <text:p/>
        </draw:connector>
        <draw:custom-shape draw:style-name="gr4" draw:text-style-name="P1" xml:id="id64" draw:id="id64" draw:layer="layout" svg:width="2.596cm" svg:height="1.505cm" svg:x="14.577cm" svg:y="18.132cm">
          <text:p text:style-name="P1">Controller</text:p>
          <text:p text:style-name="P1">Confi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8.199cm" svg:y1="17.509cm" svg:x2="16.793cm" svg:y2="18.352cm" draw:start-shape="id62" draw:start-glue-point="3" draw:end-shape="id64" draw:end-glue-point="11" svg:d="M18199 17509l-1406 843" svg:viewBox="0 0 1407 844">
          <text:p/>
        </draw:connector>
        <draw:custom-shape draw:style-name="gr4" draw:text-style-name="P1" xml:id="id65" draw:id="id65" draw:layer="layout" svg:width="1.866cm" svg:height="1.505cm" svg:x="18.105cm" svg:y="14.502cm">
          <text:p text:style-name="P1">Copter</text:p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9.017cm" svg:y1="17.132cm" svg:x2="19.038cm" svg:y2="16.007cm" draw:start-shape="id62" draw:start-glue-point="0" draw:end-shape="id65" draw:end-glue-point="8" svg:d="M19017 17132l21-1125" svg:viewBox="0 0 22 1126">
          <text:p/>
        </draw:connector>
        <draw:custom-shape draw:style-name="gr4" draw:text-style-name="P1" xml:id="id77" draw:id="id77" draw:layer="layout" svg:width="1.895cm" svg:height="2.115cm" svg:x="20.259cm" svg:y="1.242cm">
          <text:p text:style-name="P1">GPS</text:p>
          <text:p text:style-name="P1">Sensor</text:p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9" draw:id="id79" draw:layer="layout" svg:width="1.895cm" svg:height="2.115cm" svg:x="14.26cm" svg:y="1.241cm">
          <text:p text:style-name="P1">AHRS</text:p>
          <text:p text:style-name="P1">Sensor</text:p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5" draw:id="id75" draw:layer="layout" svg:width="2.122cm" svg:height="2.115cm" svg:x="26.147cm" svg:y="1.241cm">
          <text:p text:style-name="P1">Camera</text:p>
          <text:p text:style-name="P1">Sensor</text:p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66" draw:id="id66" draw:layer="layout" svg:width="2.23cm" svg:height="2.727cm" svg:x="17.51cm" svg:y="5.722cm">
          <text:p text:style-name="P1">Kalman</text:p>
          <text:p text:style-name="P1">Filter</text:p>
          <text:p text:style-name="P1">Update</text:p>
          <text:p text:style-name="P1">AH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67" draw:id="id67" draw:layer="layout" svg:width="1.636cm" svg:height="0.755cm" svg:x="20.421cm" svg:y="6.665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9.74cm" svg:y1="7.086cm" svg:x2="20.421cm" svg:y2="7.042cm" draw:start-shape="id66" draw:start-glue-point="10" draw:end-shape="id67" draw:end-glue-point="3" svg:d="M19740 7086l681-44" svg:viewBox="0 0 682 45">
          <text:p/>
        </draw:connector>
        <draw:custom-shape draw:style-name="gr5" draw:text-style-name="P1" xml:id="id68" draw:id="id68" draw:layer="layout" svg:width="1.641cm" svg:height="0.755cm" svg:x="15.288cm" svg:y="6.719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17.51cm" svg:y1="7.086cm" svg:x2="16.929cm" svg:y2="7.096cm" draw:start-shape="id66" draw:start-glue-point="6" draw:end-shape="id68" draw:end-glue-point="1" svg:d="M17510 7086l-581 10" svg:viewBox="0 0 582 11">
          <text:p/>
        </draw:connector>
        <draw:custom-shape draw:style-name="gr7" draw:text-style-name="P1" xml:id="id69" draw:id="id69" draw:layer="layout" svg:width="2.23cm" svg:height="2.727cm" svg:x="23.512cm" svg:y="6.722cm">
          <text:p text:style-name="P1">Kalman</text:p>
          <text:p text:style-name="P1">Filter</text:p>
          <text:p text:style-name="P1">Update</text:p>
          <text:p text:style-name="P1">AH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0" draw:id="id70" draw:layer="layout" svg:width="1.636cm" svg:height="0.755cm" svg:x="26.423cm" svg:y="7.665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25.742cm" svg:y1="8.086cm" svg:x2="26.423cm" svg:y2="8.042cm" draw:start-shape="id69" draw:start-glue-point="10" draw:end-shape="id70" draw:end-glue-point="3" svg:d="M25742 8086l681-44" svg:viewBox="0 0 682 45">
          <text:p/>
        </draw:connector>
        <draw:custom-shape draw:style-name="gr5" draw:text-style-name="P1" xml:id="id71" draw:id="id71" draw:layer="layout" svg:width="1.641cm" svg:height="0.755cm" svg:x="21.29cm" svg:y="7.719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23.512cm" svg:y1="8.086cm" svg:x2="22.931cm" svg:y2="8.096cm" draw:start-shape="id69" draw:start-glue-point="6" draw:end-shape="id71" draw:end-glue-point="1" svg:d="M23512 8086l-581 10" svg:viewBox="0 0 582 11">
          <text:p/>
        </draw:connector>
        <draw:connector draw:style-name="Relation" draw:text-style-name="P1" draw:layer="layout" draw:type="line" svg:x1="21.239cm" svg:y1="7.42cm" svg:x2="15.9cm" svg:y2="11.626cm" draw:start-shape="id67" draw:start-glue-point="2" draw:end-shape="id49" draw:end-glue-point="11" svg:d="M21239 7420l-5339 4206" svg:viewBox="0 0 5340 4207">
          <text:p/>
        </draw:connector>
        <draw:connector draw:style-name="Relation" draw:text-style-name="P1" draw:layer="layout" draw:type="line" svg:x1="27.241cm" svg:y1="8.42cm" svg:x2="15.9cm" svg:y2="11.626cm" draw:start-shape="id70" draw:start-glue-point="2" draw:end-shape="id49" draw:end-glue-point="11" svg:d="M27241 8420l-11341 3206" svg:viewBox="0 0 11342 3207">
          <text:p/>
        </draw:connector>
        <draw:connector draw:style-name="Relation" draw:text-style-name="P1" draw:layer="layout" draw:type="line" svg:x1="16.108cm" svg:y1="7.474cm" svg:x2="15.24cm" svg:y2="11.406cm" draw:start-shape="id68" draw:start-glue-point="2" draw:end-shape="id49" draw:end-glue-point="4" svg:d="M16108 7474l-868 3932" svg:viewBox="0 0 869 3933">
          <text:p/>
        </draw:connector>
        <draw:connector draw:style-name="Relation" draw:text-style-name="P1" draw:layer="layout" draw:type="line" svg:x1="22.11cm" svg:y1="8.474cm" svg:x2="15.9cm" svg:y2="11.626cm" draw:start-shape="id71" draw:start-glue-point="2" draw:end-shape="id49" draw:end-glue-point="11" svg:d="M22110 8474l-6210 3152" svg:viewBox="0 0 6211 3153">
          <text:p/>
        </draw:connector>
        <draw:custom-shape draw:style-name="gr7" draw:text-style-name="P1" xml:id="id72" draw:id="id72" draw:layer="layout" svg:width="2.23cm" svg:height="2.117cm" svg:x="20.909cm" svg:y="11.127cm">
          <text:p text:style-name="P1">Kalman</text:p>
          <text:p text:style-name="P1">Filter</text:p>
          <text:p text:style-name="P1">Predi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4" draw:id="id74" draw:layer="layout" svg:width="1.641cm" svg:height="0.755cm" svg:x="18.198cm" svg:y="11.831cm">
          <text:p text:style-name="P1">retur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3" draw:id="id73" draw:layer="layout" svg:width="1.636cm" svg:height="0.755cm" svg:x="22.001cm" svg:y="14.331cm">
          <text:p text:style-name="P1">requi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draw:type="line" svg:x1="22.813cm" svg:y1="12.934cm" svg:x2="22.819cm" svg:y2="14.331cm" draw:start-shape="id72" draw:start-glue-point="9" draw:end-shape="id73" draw:end-glue-point="0" svg:d="M22813 12934l6 1397" svg:viewBox="0 0 7 1398">
          <text:p/>
        </draw:connector>
        <draw:connector draw:style-name="Relation" draw:text-style-name="P1" draw:layer="layout" draw:type="line" svg:x1="23.637cm" svg:y1="14.708cm" svg:x2="26.324cm" svg:y2="14.717cm" draw:start-shape="id73" draw:start-glue-point="1" draw:end-shape="id63" draw:end-glue-point="7" svg:d="M23637 14708l2687 9" svg:viewBox="0 0 2688 10">
          <text:p/>
        </draw:connector>
        <draw:connector draw:style-name="Relation" draw:text-style-name="P1" draw:layer="layout" draw:type="line" svg:x1="22.001cm" svg:y1="14.708cm" svg:x2="19.698cm" svg:y2="14.722cm" draw:start-shape="id73" draw:start-glue-point="3" draw:end-shape="id65" draw:end-glue-point="11" svg:d="M22001 14708l-2303 14" svg:viewBox="0 0 2304 15">
          <text:p/>
        </draw:connector>
        <draw:connector draw:style-name="Relation" draw:text-style-name="P1" draw:layer="layout" draw:type="line" svg:x1="22.001cm" svg:y1="14.708cm" svg:x2="16.173cm" svg:y2="12.159cm" draw:start-shape="id73" draw:start-glue-point="3" draw:end-shape="id49" draw:end-glue-point="10" svg:d="M22001 14708l-5828-2549" svg:viewBox="0 0 5829 2550">
          <text:p/>
        </draw:connector>
        <draw:connector draw:style-name="Relation" draw:text-style-name="P1" draw:layer="layout" draw:type="line" svg:x1="18.198cm" svg:y1="12.208cm" svg:x2="16.173cm" svg:y2="12.159cm" draw:start-shape="id74" draw:start-glue-point="3" draw:end-shape="id49" draw:end-glue-point="10" svg:d="M18198 12208l-2025-49" svg:viewBox="0 0 2026 50">
          <text:p/>
        </draw:connector>
        <draw:connector draw:style-name="Relation" draw:text-style-name="P1" draw:layer="layout" draw:type="line" svg:x1="20.909cm" svg:y1="12.186cm" svg:x2="19.839cm" svg:y2="12.208cm" draw:start-shape="id72" draw:start-glue-point="6" draw:end-shape="id74" draw:end-glue-point="1" svg:d="M20909 12186l-1070 22" svg:viewBox="0 0 1071 23">
          <text:p/>
        </draw:connector>
        <draw:custom-shape draw:style-name="gr4" draw:text-style-name="P1" xml:id="id80" draw:id="id80" draw:layer="layout" svg:width="1.895cm" svg:height="2.115cm" svg:x="12.26cm" svg:y="1.24cm">
          <text:p text:style-name="P1">AHRS</text:p>
          <text:p text:style-name="P1">Sensor</text:p>
          <text:p text:style-name="P1">Mod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8" draw:id="id78" draw:layer="layout" svg:width="1.895cm" svg:height="2.115cm" svg:x="18.258cm" svg:y="1.24cm">
          <text:p text:style-name="P1">GPS</text:p>
          <text:p text:style-name="P1">Sensor</text:p>
          <text:p text:style-name="P1">Mod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6" draw:id="id76" draw:layer="layout" svg:width="2.122cm" svg:height="2.115cm" svg:x="24.146cm" svg:y="1.239cm">
          <text:p text:style-name="P1">Camera</text:p>
          <text:p text:style-name="P1">Sensor</text:p>
          <text:p text:style-name="P1">Mode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27.241cm" svg:y1="7.665cm" svg:x2="27.208cm" svg:y2="3.356cm" draw:start-shape="id70" draw:start-glue-point="0" draw:end-shape="id75" draw:end-glue-point="8" svg:d="M27241 7665l-33-4309" svg:viewBox="0 0 34 4310">
          <text:p/>
        </draw:connector>
        <draw:connector draw:style-name="Relation" draw:text-style-name="P1" draw:layer="layout" draw:type="line" svg:x1="27.241cm" svg:y1="7.665cm" svg:x2="25.207cm" svg:y2="3.354cm" draw:start-shape="id70" draw:start-glue-point="0" draw:end-shape="id76" draw:end-glue-point="8" svg:d="M27241 7665l-2034-4311" svg:viewBox="0 0 2035 4312">
          <text:p/>
        </draw:connector>
        <draw:connector draw:style-name="Relation" draw:text-style-name="P1" draw:layer="layout" draw:type="line" svg:x1="21.239cm" svg:y1="6.665cm" svg:x2="21.207cm" svg:y2="3.357cm" draw:start-shape="id67" draw:start-glue-point="0" draw:end-shape="id77" draw:end-glue-point="8" svg:d="M21239 6665l-32-3308" svg:viewBox="0 0 33 3309">
          <text:p/>
        </draw:connector>
        <draw:connector draw:style-name="Relation" draw:text-style-name="P1" draw:layer="layout" draw:type="line" svg:x1="21.239cm" svg:y1="6.665cm" svg:x2="19.206cm" svg:y2="3.355cm" draw:start-shape="id67" draw:start-glue-point="0" draw:end-shape="id78" draw:end-glue-point="8" svg:d="M21239 6665l-2033-3310" svg:viewBox="0 0 2034 3311">
          <text:p/>
        </draw:connector>
        <draw:connector draw:style-name="Relation" draw:text-style-name="P1" draw:layer="layout" draw:type="line" svg:x1="15.238cm" svg:y1="5.665cm" svg:x2="15.208cm" svg:y2="3.356cm" draw:start-shape="id47" draw:start-glue-point="0" draw:end-shape="id79" draw:end-glue-point="8" svg:d="M15238 5665l-30-2309" svg:viewBox="0 0 31 2310">
          <text:p/>
        </draw:connector>
        <draw:connector draw:style-name="Relation" draw:text-style-name="P1" draw:layer="layout" draw:type="line" svg:x1="15.238cm" svg:y1="5.665cm" svg:x2="13.208cm" svg:y2="3.355cm" draw:start-shape="id47" draw:start-glue-point="0" draw:end-shape="id80" draw:end-glue-point="8" svg:d="M15238 5665l-2030-2310" svg:viewBox="0 0 2031 2311">
          <text:p/>
        </draw:connector>
      </draw:page>
      <draw:page draw:name="page7" draw:style-name="dp1" draw:master-page-name="Default">
        <draw:custom-shape draw:style-name="gr1" draw:text-style-name="P1" xml:id="id84" draw:id="id84" draw:layer="layout" svg:width="2.842cm" svg:height="2.117cm" svg:x="12.071cm" svg:y="1.234cm">
          <text:p text:style-name="P1">Markov</text:p>
          <text:p text:style-name="P1">Process</text:p>
          <text:p text:style-name="P1">State 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1" draw:id="id81" draw:layer="layout" svg:width="1.866cm" svg:height="1.505cm" svg:x="12.559cm" svg:y="6.393cm">
          <text:p text:style-name="P1">Copter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5" draw:id="id85" draw:layer="layout" svg:width="1.878cm" svg:height="0.755cm" svg:x="10.104cm" svg:y="10.706cm">
          <text:p text:style-name="P1">conta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svg:x1="13.492cm" svg:y1="7.898cm" svg:x2="11.982cm" svg:y2="8.913cm" draw:start-shape="id81" draw:start-glue-point="8" draw:end-shape="id82" draw:end-glue-point="11" svg:d="M13492 7898v397h-1510v618" svg:viewBox="0 0 1511 1016">
          <text:p/>
        </draw:connector>
        <draw:custom-shape draw:style-name="gr5" draw:text-style-name="P1" xml:id="id83" draw:id="id83" draw:layer="layout" svg:width="2.589cm" svg:height="0.755cm" svg:x="12.198cm" svg:y="4.677cm">
          <text:p text:style-name="P1">conforms_t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Relation" draw:text-style-name="P1" draw:layer="layout" svg:x1="13.492cm" svg:y1="6.393cm" svg:x2="13.492cm" svg:y2="5.432cm" draw:start-shape="id81" draw:start-glue-point="4" draw:end-shape="id83" draw:end-glue-point="2" svg:d="M13492 6393v-961" svg:viewBox="0 0 1 962">
          <text:p/>
        </draw:connector>
        <draw:connector draw:style-name="Relation" draw:text-style-name="P1" draw:layer="layout" svg:x1="13.492cm" svg:y1="4.677cm" svg:x2="13.492cm" svg:y2="3.351cm" draw:start-shape="id83" draw:start-glue-point="0" draw:end-shape="id84" draw:end-glue-point="8" svg:d="M13492 4677v-1326" svg:viewBox="0 0 1 1327">
          <text:p/>
        </draw:connector>
        <draw:connector draw:style-name="Relation" draw:text-style-name="P1" draw:layer="layout" draw:type="line" svg:x1="11.043cm" svg:y1="11.461cm" svg:x2="6.145cm" svg:y2="12.493cm" draw:start-shape="id85" draw:start-glue-point="2" draw:end-shape="id86" draw:end-glue-point="4" svg:d="M11043 11461l-4898 1032" svg:viewBox="0 0 4899 1033">
          <text:p/>
        </draw:connector>
        <draw:custom-shape draw:style-name="gr4" draw:text-style-name="P1" xml:id="id88" draw:id="id88" draw:layer="layout" svg:width="1.745cm" svg:height="1.505cm" svg:x="9.273cm" svg:y="12.493cm">
          <text:p text:style-name="P1">Line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9" draw:id="id89" draw:layer="layout" svg:width="2.115cm" svg:height="1.505cm" svg:x="11.088cm" svg:y="12.493cm">
          <text:p text:style-name="P1">Angul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0" draw:id="id90" draw:layer="layout" svg:width="2.115cm" svg:height="1.505cm" svg:x="13.084cm" svg:y="12.493cm">
          <text:p text:style-name="P1">Angul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7" draw:id="id87" draw:layer="layout" svg:width="1.722cm" svg:height="1.505cm" svg:x="7.285cm" svg:y="12.493cm">
          <text:p text:style-name="P1">Livear</text:p>
          <text:p text:style-name="P1">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6" draw:id="id86" draw:layer="layout" svg:width="1.745cm" svg:height="1.505cm" svg:x="5.273cm" svg:y="12.493cm">
          <text:p text:style-name="P1">Linear</text:p>
          <text:p text:style-name="P1">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1" draw:id="id91" draw:layer="layout" svg:width="2.115cm" svg:height="1.505cm" svg:x="15.084cm" svg:y="12.493cm">
          <text:p text:style-name="P1">Angular</text:p>
          <text:p text:style-name="P1">Ac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draw:type="line" svg:x1="11.043cm" svg:y1="11.461cm" svg:x2="8.146cm" svg:y2="12.493cm" draw:start-shape="id85" draw:start-glue-point="2" draw:end-shape="id87" draw:end-glue-point="4" svg:d="M11043 11461l-2897 1032" svg:viewBox="0 0 2898 1033">
          <text:p/>
        </draw:connector>
        <draw:connector draw:style-name="Relation" draw:text-style-name="P1" draw:layer="layout" draw:type="line" svg:x1="11.043cm" svg:y1="11.461cm" svg:x2="10.145cm" svg:y2="12.493cm" draw:start-shape="id85" draw:start-glue-point="2" draw:end-shape="id88" draw:end-glue-point="4" svg:d="M11043 11461l-898 1032" svg:viewBox="0 0 899 1033">
          <text:p/>
        </draw:connector>
        <draw:connector draw:style-name="Relation" draw:text-style-name="P1" draw:layer="layout" draw:type="line" svg:x1="11.043cm" svg:y1="11.461cm" svg:x2="12.146cm" svg:y2="12.493cm" draw:start-shape="id85" draw:start-glue-point="2" draw:end-shape="id89" draw:end-glue-point="4" svg:d="M11043 11461l1103 1032" svg:viewBox="0 0 1104 1033">
          <text:p/>
        </draw:connector>
        <draw:connector draw:style-name="Relation" draw:text-style-name="P1" draw:layer="layout" draw:type="line" svg:x1="11.043cm" svg:y1="11.461cm" svg:x2="14.142cm" svg:y2="12.493cm" draw:start-shape="id85" draw:start-glue-point="2" draw:end-shape="id90" draw:end-glue-point="4" svg:d="M11043 11461l3099 1032" svg:viewBox="0 0 3100 1033">
          <text:p/>
        </draw:connector>
        <draw:connector draw:style-name="Relation" draw:text-style-name="P1" draw:layer="layout" draw:type="line" svg:x1="11.043cm" svg:y1="11.461cm" svg:x2="16.142cm" svg:y2="12.493cm" draw:start-shape="id85" draw:start-glue-point="2" draw:end-shape="id91" draw:end-glue-point="4" svg:d="M11043 11461l5099 1032" svg:viewBox="0 0 5100 1033">
          <text:p/>
        </draw:connector>
        <draw:connector draw:style-name="Relation" draw:text-style-name="P1" draw:layer="layout" svg:x1="6.145cm" svg:y1="13.998cm" svg:x2="6.114cm" svg:y2="15.006cm" draw:start-shape="id86" draw:start-glue-point="8" draw:end-shape="id92" draw:end-glue-point="0" svg:d="M6145 13998v516h-31v492" svg:viewBox="0 0 32 1009">
          <text:p/>
        </draw:connector>
        <draw:custom-shape draw:style-name="gr5" draw:text-style-name="P1" xml:id="id92" draw:id="id92" draw:layer="layout" svg:width="1.027cm" svg:height="0.755cm" svg:x="5.601cm" svg:y="15.006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3" draw:id="id93" draw:layer="layout" svg:width="2.344cm" svg:height="2.727cm" svg:x="2.48cm" svg:y="17.082cm">
          <text:p text:style-name="P1">Vec 3x1</text:p>
          <text:p text:style-name="P1">[x y z]T</text:p>
          <text:p text:style-name="P1">m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6.114cm" svg:y1="15.761cm" svg:x2="3.652cm" svg:y2="17.082cm" draw:start-shape="id92" draw:start-glue-point="2" draw:end-shape="id93" draw:end-glue-point="4" svg:d="M6114 15761v648h-2462v673" svg:viewBox="0 0 2463 1322">
          <text:p/>
        </draw:connector>
        <draw:connector draw:style-name="Relation" draw:text-style-name="P1" draw:layer="layout" svg:x1="8.146cm" svg:y1="13.998cm" svg:x2="8.114cm" svg:y2="15.019cm" draw:start-shape="id87" draw:start-glue-point="8" draw:end-shape="id94" draw:end-glue-point="0" svg:d="M8146 13998v523h-32v498" svg:viewBox="0 0 33 1022">
          <text:p/>
        </draw:connector>
        <draw:custom-shape draw:style-name="gr5" draw:text-style-name="P1" xml:id="id94" draw:id="id94" draw:layer="layout" svg:width="1.027cm" svg:height="0.755cm" svg:x="7.601cm" svg:y="15.019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5" draw:id="id95" draw:layer="layout" svg:width="2.344cm" svg:height="2.727cm" svg:x="5.48cm" svg:y="17.095cm">
          <text:p text:style-name="P1">Vec 3x1</text:p>
          <text:p text:style-name="P1">[x y z]T</text:p>
          <text:p text:style-name="P1">m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8.114cm" svg:y1="15.774cm" svg:x2="6.652cm" svg:y2="17.095cm" draw:start-shape="id94" draw:start-glue-point="2" draw:end-shape="id95" draw:end-glue-point="4" svg:d="M8114 15774v648h-1462v673" svg:viewBox="0 0 1463 1322">
          <text:p/>
        </draw:connector>
        <draw:connector draw:style-name="Relation" draw:text-style-name="P1" draw:layer="layout" svg:x1="10.145cm" svg:y1="13.998cm" svg:x2="10.114cm" svg:y2="15.031cm" draw:start-shape="id88" draw:start-glue-point="8" draw:end-shape="id96" draw:end-glue-point="0" svg:d="M10145 13998v529h-31v504" svg:viewBox="0 0 32 1034">
          <text:p/>
        </draw:connector>
        <draw:custom-shape draw:style-name="gr5" draw:text-style-name="P1" xml:id="id96" draw:id="id96" draw:layer="layout" svg:width="1.027cm" svg:height="0.755cm" svg:x="9.601cm" svg:y="15.031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7" draw:id="id97" draw:layer="layout" svg:width="2.344cm" svg:height="2.727cm" svg:x="8.48cm" svg:y="17.107cm">
          <text:p text:style-name="P1">Vec 3x1</text:p>
          <text:p text:style-name="P1">[x y z]T</text:p>
          <text:p text:style-name="P1">m/s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0.114cm" svg:y1="15.786cm" svg:x2="9.652cm" svg:y2="17.107cm" draw:start-shape="id96" draw:start-glue-point="2" draw:end-shape="id97" draw:end-glue-point="4" svg:d="M10114 15786v648h-462v673" svg:viewBox="0 0 463 1322">
          <text:p/>
        </draw:connector>
        <draw:connector draw:style-name="Relation" draw:text-style-name="P1" draw:layer="layout" svg:x1="12.146cm" svg:y1="13.998cm" svg:x2="12.114cm" svg:y2="15.043cm" draw:start-shape="id89" draw:start-glue-point="8" draw:end-shape="id98" draw:end-glue-point="0" svg:d="M12146 13998v535h-32v510" svg:viewBox="0 0 33 1046">
          <text:p/>
        </draw:connector>
        <draw:custom-shape draw:style-name="gr5" draw:text-style-name="P1" xml:id="id98" draw:id="id98" draw:layer="layout" svg:width="1.027cm" svg:height="0.755cm" svg:x="11.601cm" svg:y="15.043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99" draw:id="id99" draw:layer="layout" svg:width="3.187cm" svg:height="2.727cm" svg:x="11.059cm" svg:y="17.019cm">
          <text:p text:style-name="P1">Quaternion</text:p>
          <text:p text:style-name="P1">[wxyz]t</text:p>
          <text:p text:style-name="P1">No unit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2.114cm" svg:y1="15.798cm" svg:x2="12.652cm" svg:y2="17.019cm" draw:start-shape="id98" draw:start-glue-point="2" draw:end-shape="id99" draw:end-glue-point="4" svg:d="M12114 15798v598h538v623" svg:viewBox="0 0 539 1222">
          <text:p/>
        </draw:connector>
        <draw:connector draw:style-name="Relation" draw:text-style-name="P1" draw:layer="layout" svg:x1="14.142cm" svg:y1="13.998cm" svg:x2="14.114cm" svg:y2="15.055cm" draw:start-shape="id90" draw:start-glue-point="8" draw:end-shape="id100" draw:end-glue-point="0" svg:d="M14142 13998v541h-28v516" svg:viewBox="0 0 29 1058">
          <text:p/>
        </draw:connector>
        <draw:custom-shape draw:style-name="gr5" draw:text-style-name="P1" xml:id="id100" draw:id="id100" draw:layer="layout" svg:width="1.027cm" svg:height="0.755cm" svg:x="13.601cm" svg:y="15.055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1" draw:id="id101" draw:layer="layout" svg:width="3.187cm" svg:height="2.727cm" svg:x="14.059cm" svg:y="17.031cm">
          <text:p text:style-name="P1">Quaternion</text:p>
          <text:p text:style-name="P1">[wxyz]T</text:p>
          <text:p text:style-name="P1">1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4.114cm" svg:y1="15.81cm" svg:x2="15.652cm" svg:y2="17.031cm" draw:start-shape="id100" draw:start-glue-point="2" draw:end-shape="id101" draw:end-glue-point="4" svg:d="M14114 15810v598h1538v623" svg:viewBox="0 0 1539 1222">
          <text:p/>
        </draw:connector>
        <draw:connector draw:style-name="Relation" draw:text-style-name="P1" draw:layer="layout" svg:x1="16.142cm" svg:y1="13.998cm" svg:x2="16.114cm" svg:y2="15.067cm" draw:start-shape="id91" draw:start-glue-point="8" draw:end-shape="id102" draw:end-glue-point="0" svg:d="M16142 13998v547h-28v522" svg:viewBox="0 0 29 1070">
          <text:p/>
        </draw:connector>
        <draw:custom-shape draw:style-name="gr5" draw:text-style-name="P1" xml:id="id102" draw:id="id102" draw:layer="layout" svg:width="1.027cm" svg:height="0.755cm" svg:x="15.601cm" svg:y="15.067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3" draw:id="id103" draw:layer="layout" svg:width="3.187cm" svg:height="2.727cm" svg:x="17.059cm" svg:y="17.043cm">
          <text:p text:style-name="P1">Quaternion</text:p>
          <text:p text:style-name="P1">[wxyz]T</text:p>
          <text:p text:style-name="P1">1/s/s</text:p>
          <text:p text:style-name="P1">wr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6.114cm" svg:y1="15.822cm" svg:x2="18.652cm" svg:y2="17.043cm" draw:start-shape="id102" draw:start-glue-point="2" draw:end-shape="id103" draw:end-glue-point="4" svg:d="M16114 15822v598h2538v623" svg:viewBox="0 0 2539 1222">
          <text:p/>
        </draw:connector>
        <draw:custom-shape draw:style-name="gr4" draw:text-style-name="P1" xml:id="id104" draw:id="id104" draw:layer="layout" svg:width="2.919cm" svg:height="2.115cm" svg:x="14.685cm" svg:y="8.688cm">
          <text:p text:style-name="P1">Estimated</text:p>
          <text:p text:style-name="P1">State</text:p>
          <text:p text:style-name="P1">Covari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7.604cm" svg:y1="9.746cm" svg:x2="20.526cm" svg:y2="11.079cm" draw:start-shape="id104" draw:start-glue-point="10" draw:end-shape="id105" draw:end-glue-point="0" svg:d="M17604 9746h2922v1333" svg:viewBox="0 0 2923 1334">
          <text:p/>
        </draw:connector>
        <draw:custom-shape draw:style-name="gr5" draw:text-style-name="P1" xml:id="id105" draw:id="id105" draw:layer="layout" svg:width="1.027cm" svg:height="0.755cm" svg:x="20.013cm" svg:y="11.079cm">
          <text:p text:style-name="P1">is_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6" draw:id="id106" draw:layer="layout" svg:width="3.206cm" svg:height="1.505cm" svg:x="21.467cm" svg:y="13.666cm">
          <text:p text:style-name="P1">Covariance</text:p>
          <text:p text:style-name="P1">matri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20.526cm" svg:y1="11.834cm" svg:x2="23.07cm" svg:y2="13.666cm" draw:start-shape="id105" draw:start-glue-point="2" draw:end-shape="id106" draw:end-glue-point="4" svg:d="M20526 11834v903h2544v929" svg:viewBox="0 0 2545 1833">
          <text:p/>
        </draw:connector>
        <draw:custom-shape draw:style-name="gr4" draw:text-style-name="P1" xml:id="id82" draw:id="id82" draw:layer="layout" svg:width="2.654cm" svg:height="1.505cm" svg:x="9.716cm" svg:y="8.693cm">
          <text:p text:style-name="P1">Estimated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Relation" draw:text-style-name="P1" draw:layer="layout" svg:x1="13.492cm" svg:y1="7.898cm" svg:x2="15.112cm" svg:y2="8.997cm" draw:start-shape="id81" draw:start-glue-point="8" draw:end-shape="id104" draw:end-glue-point="5" svg:d="M13492 7898v395h1620v704" svg:viewBox="0 0 1621 1100">
          <text:p/>
        </draw:connector>
        <draw:connector draw:style-name="Relation" draw:text-style-name="P1" draw:layer="layout" svg:x1="11.043cm" svg:y1="10.198cm" svg:x2="11.043cm" svg:y2="10.706cm" draw:start-shape="id82" draw:start-glue-point="8" draw:end-shape="id85" draw:end-glue-point="0" svg:d="M11043 10198v508" svg:viewBox="0 0 1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DejaVu Sans2" svg:font-family="'DejaVu Sans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3" style:family="graphic">
      <style:graphic-properties draw:fill-color="#b2b2b2"/>
    </style:style>
    <style:style style:name="M2" style:family="graphic">
      <style:graphic-properties draw:fill-color="#cccccc"/>
    </style:style>
    <style:style style:name="M1" style:family="graphic">
      <style:graphic-properties draw:fill-color="#eeeeee"/>
    </style:style>
    <style:style style:name="Entity" style:family="graphic">
      <style:graphic-properties svg:stroke-color="#111111" draw:fill-color="#000000" draw:fill-image-width="0cm" draw:fill-image-height="0cm" draw:textarea-vertical-align="middle" fo:padding-top="0.1cm" fo:padding-bottom="0.1cm" fo:padding-left="0.1cm" fo:padding-right="0.1cm"/>
      <style:text-properties fo:color="#111111" style:text-outline="false" style:font-name="DejaVu Sans2" fo:font-family="'DejaVu Sans'" style:font-style-name="Book" style:font-family-generic="swiss" style:font-pitch="variable" fo:font-size="10.5pt" fo:text-shadow="none" fo:font-weight="normal"/>
    </style:style>
    <style:style style:name="M1_20_i-block" style:display-name="M1 i-block" style:family="graphic" style:parent-style-name="Entity">
      <style:graphic-properties draw:fill-color="#9999ff"/>
    </style:style>
    <style:style style:name="M1_20_c-block" style:display-name="M1 c-block" style:family="graphic" style:parent-style-name="Entity">
      <style:graphic-properties draw:fill-color="#ff9999"/>
    </style:style>
    <style:style style:name="M1_20_Config" style:display-name="M1 Config" style:family="graphic" style:parent-style-name="Entity">
      <style:graphic-properties draw:fill-color="#83caff"/>
    </style:style>
    <style:style style:name="M2_20_Algorithm" style:display-name="M2 Algorithm" style:family="graphic" style:parent-style-name="Entity">
      <style:graphic-properties svg:stroke-width="0.1cm" draw:marker-start-width="0.35cm" draw:marker-end-width="0.35cm" draw:fill-color="#ff3333"/>
    </style:style>
    <style:style style:name="Relation" style:family="graphic">
      <style:graphic-properties svg:stroke-width="0.05cm" svg:stroke-color="#111111" draw:marker-start-width="0.275cm" draw:marker-end="Arrow" draw:marker-end-width="0.275cm" draw:fill-color="#ffffff" draw:fill-image-width="0cm" draw:fill-image-height="0cm" draw:textarea-horizontal-align="center" draw:textarea-vertical-align="middle" fo:padding-top="0.1cm" fo:padding-bottom="0.15cm" fo:padding-left="0.15cm" fo:padding-right="0.1cm" draw:start-line-spacing-horizontal="0.2cm" draw:start-line-spacing-vertical="0.2cm" draw:end-line-spacing-horizontal="0.2cm" draw:end-line-spacing-vertical="0.2cm"/>
      <style:text-properties style:font-name="DejaVu Sans2" fo:font-family="'DejaVu Sans'" style:font-style-name="Book" style:font-family-generic="swiss" style:font-pitch="variable" fo:font-size="10.5pt"/>
    </style:style>
    <style:style style:name="M2_20_Data" style:display-name="M2 Data" style:family="graphic" style:parent-style-name="Entity">
      <style:graphic-properties svg:stroke-width="0.1cm" draw:marker-start-width="0.35cm" draw:marker-end-width="0.35cm" draw:fill-color="#6666ff"/>
      <style:text-properties style:font-name="DejaVu Sans Condensed2" fo:font-family="'DejaVu Sans Condensed'" style:font-style-name="Condensed" style:font-family-generic="swiss" style:font-pitch="variable" fo:font-size="10.5pt"/>
    </style:style>
    <style:style style:name="M3_20_Data_20_model" style:display-name="M3 Data model" style:family="graphic" style:parent-style-name="Entity">
      <style:graphic-properties svg:stroke-width="0.15cm" draw:marker-start-width="0.425cm" draw:marker-end-width="0.425cm" draw:fill-color="#666699"/>
      <style:text-properties fo:font-size="10.5pt" fo:font-weight="normal"/>
    </style:style>
    <style:style style:name="M3_20_Algorithm_20_model" style:display-name="M3 Algorithm model" style:family="graphic" style:parent-style-name="Entity">
      <style:graphic-properties svg:stroke-width="0.15cm" draw:marker-start-width="0.425cm" draw:marker-end-width="0.425cm" draw:fill-color="#990000"/>
    </style:style>
    <style:style style:name="M2_20_Datatype" style:display-name="M2 Datatype" style:family="graphic" style:parent-style-name="Entity">
      <style:graphic-properties svg:stroke-width="0.1cm" draw:marker-start-width="0.35cm" draw:marker-end-width="0.35cm" draw:fill-color="#66ff66"/>
    </style:style>
    <style:style style:name="M3_20_Datatype" style:display-name="M3 Datatype" style:family="graphic" style:parent-style-name="Entity">
      <style:graphic-properties svg:stroke-width="0.15cm" draw:marker-start-width="0.425cm" draw:marker-end-width="0.425cm" draw:fill-color="#009900"/>
    </style:style>
    <style:style style:name="M2_20_Unit" style:display-name="M2 Unit" style:family="graphic" style:parent-style-name="Entity">
      <style:graphic-properties svg:stroke-width="0.1cm" draw:marker-start-width="0.35cm" draw:marker-end-width="0.35cm" draw:fill-color="#ffcc00"/>
    </style:style>
    <style:style style:name="M1_20_Datatype" style:display-name="M1 Datatype" style:family="graphic" style:parent-style-name="Entity">
      <style:graphic-properties svg:stroke-width="0.05cm" draw:marker-start-width="0.275cm" draw:marker-end-width="0.275cm" draw:fill-color="#ffff99"/>
    </style:style>
    <style:style style:name="Labels" style:family="graphic">
      <style:graphic-properties svg:stroke-width="0.1cm" svg:stroke-color="#b2b2b2" draw:marker-start-width="0.35cm" draw:marker-end-width="0.35cm" draw:fill="none" draw:fill-image-width="0cm" draw:fill-image-height="0cm"/>
      <style:text-properties style:font-name="Ubuntu2" fo:font-family="Ubuntu" style:font-style-name="Regular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derico </meta:initial-creator>
    <meta:creation-date>2015-03-25T10:40:11.763157006</meta:creation-date>
    <dc:date>2016-12-10T10:29:24.970797068</dc:date>
    <meta:editing-duration>PT8H30M48S</meta:editing-duration>
    <meta:editing-cycles>67</meta:editing-cycles>
    <meta:generator>LibreOffice/5.2.2.2$Linux_X86_64 LibreOffice_project/20m0$Build-2</meta:generator>
    <meta:document-statistic meta:object-count="289"/>
  </office:meta>
</office:document-meta>
</file>